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weight="bold"/>
    </style:style>
  </office:automatic-styles>
  <office:body>
    <office:text>
      <text:p text:style-name="Normal"><text:span text:style-name="T1">Status : </text:span></text:p>
      <text:p text:style-name="Normal">* Input form in index.html working, application.py receiving data by post request.</text:p>
      <text:p text:style-name="Normal">* Implement sql query inside application.py to authenticate username-password combination with database; also uses session[] dictionary in flask to manage sessions</text:p>
      <text:p text:style-name="Normal">* Registration feature created; connected to database</text:p>
      <text:p text:style-name="Normal"><text:span text:style-name="T1">Next : </text:span></text:p>
      <text:p text:style-name="Normal">* Introduce a login/logout button, stylesheet</text:p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